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Palatino Linotype" svg:font-family="Palatino Linotype" style:font-family-generic="roman" style:font-pitch="variable" svg:panose-1="2 4 5 2 5 5 5 3 3 4"/>
    <style:font-face style:name="Palatino" svg:font-family="Palati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weight="bold" style:font-weight-asian="bold" fo:font-size="12pt" style:font-size-asian="12pt" style:font-size-complex="12pt"/>
    </style:style>
    <style:style style:name="T2" style:parent-style-name="DefaultParagraphFont" style:family="text">
      <style:text-properties style:font-name="Palatino Linotype" fo:font-size="11pt" style:font-size-asian="11pt" style:font-size-complex="11pt"/>
    </style:style>
    <style:style style:name="T3" style:parent-style-name="DefaultParagraphFont" style:family="text">
      <style:text-properties style:font-name="Palatino" fo:font-size="11pt" style:font-size-asian="11pt" style:font-size-complex="11pt"/>
    </style:style>
    <style:style style:name="P4" style:parent-style-name="NormalWeb" style:family="paragraph">
      <style:text-properties style:font-name="Palatino Linotype" fo:font-size="11pt" style:font-size-asian="11pt" style:font-size-complex="11pt"/>
    </style:style>
    <style:style style:name="P5" style:parent-style-name="NormalWeb" style:family="paragraph">
      <style:text-properties style:font-name="Palatino" fo:font-size="11pt" style:font-size-asian="11pt" style:font-size-complex="11pt"/>
    </style:style>
    <style:style style:name="P6" style:parent-style-name="NormalWeb" style:family="paragraph">
      <style:text-properties style:font-name="Palatino Linotype" fo:font-size="11pt" style:font-size-asian="11pt" style:font-size-complex="11pt"/>
    </style:style>
    <style:style style:name="P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10" style:parent-style-name="Normal" style:family="paragraph">
      <style:text-properties style:font-name="Arial" style:font-name-complex="Arial" fo:font-size="12pt" style:font-size-asian="12pt" style:font-size-complex="12pt"/>
    </style:style>
    <style:style style:name="TableColumn12" style:family="table-column">
      <style:table-column-properties style:column-width="6.1944in"/>
    </style:style>
    <style:style style:name="Table11" style:family="table">
      <style:table-properties style:width="6.1944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16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17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18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19" style:parent-style-name="Normal" style:family="paragraph">
      <style:paragraph-properties fo:text-align="end"/>
      <style:text-properties style:font-name="Arial" style:font-name-complex="Arial" fo:font-style="italic" style:font-style-asian="italic" fo:font-size="11pt" style:font-size-asian="11pt" style:font-size-complex="11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2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25" style:family="table-column">
      <style:table-column-properties style:column-width="6.1944in"/>
    </style:style>
    <style:style style:name="Table24" style:family="table">
      <style:table-properties style:width="6.1944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29" style:parent-style-name="Normal" style:family="paragraph"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35" style:parent-style-name="Normal" style:family="paragraph">
      <style:text-properties style:font-name="Arial" style:font-name-complex="Arial" fo:font-size="12pt" style:font-size-asian="12pt" style:font-size-complex="12pt"/>
    </style:style>
    <style:style style:name="TableColumn37" style:family="table-column">
      <style:table-column-properties style:column-width="6.1944in"/>
    </style:style>
    <style:style style:name="Table36" style:family="table">
      <style:table-properties style:width="6.1944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1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2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3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4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5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6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7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48" style:parent-style-name="Normal" style:family="paragraph">
      <style:text-properties style:font-name="Arial" style:font-name-complex="Arial" fo:font-size="12pt" style:font-size-asian="12pt" style:font-size-complex="12pt"/>
    </style:style>
    <style:style style:name="P4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50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ableColumn52" style:family="table-column">
      <style:table-column-properties style:column-width="6.1944in"/>
    </style:style>
    <style:style style:name="Table51" style:family="table">
      <style:table-properties style:width="6.1944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56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57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58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5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60" style:parent-style-name="Normal" style:family="paragraph">
      <style:paragraph-properties fo:widows="2" fo:orphans="2" style:text-autospace="ideograph-alpha" fo:margin-bottom="0.1111in" fo:line-height="107%"/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New Motorway Bill Petition</text:p>
      <text:p text:style-name="NormalWeb"><text:span text:style-name="T2">Your petition should include all the objections you have against the bill.<text:s/></text:span><text:span text:style-name="T3">Only objections outlined in your petition can be discussed with the committee.</text:span></text:p>
      <text:p text:style-name="P4">Your objections to the bill should only be about issues that affect you.<text:s/>The committee can change the bill but they can’t reject it.</text:p>
      <text:p text:style-name="P5">Your petition<text:s/>must<text:s/>not include any images, graphics or videos.<text:s/>It does not need to be signed.</text:p>
      <text:p text:style-name="P6">Delete the italicised text in each box as you complete it.</text:p>
      <text:p text:style-name="P7">To the<text:s/>House of<text:s/>Commons,</text:p>
      <text:p text:style-name="P8"/>
      <text:p text:style-name="P9">The petition of:</text:p>
      <text:p text:style-name="P10"/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Give the name and address of each individual or organisation<text:s/>objecting to the bill.</text:p>
            <text:p text:style-name="P16"/>
            <text:p text:style-name="P17"/>
            <text:p text:style-name="P18"/>
            <text:p text:style-name="P19"/>
            <text:p text:style-name="P20"/>
          </table:table-cell>
        </table:table-row>
      </table:table>
      <text:p text:style-name="P21"/>
      <text:p text:style-name="P22">I am/we are:</text:p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Description<text:s/>each petitioner. For example, “we are the owners/tenants of the addresses above”; “our organisation represents the interests of…”; “my company has offices based at the address listed above”; “we are the parish council of…”.</text:p>
            <text:p text:style-name="P29"/>
            <text:p text:style-name="P30"/>
            <text:p text:style-name="P31"/>
            <text:p text:style-name="P32"/>
          </table:table-cell>
        </table:table-row>
      </table:table>
      <text:p text:style-name="P33"/>
      <text:p text:style-name="P34">Declare that:</text:p>
      <text:p text:style-name="P35"/>
      <table:table table:style-name="Table36">
        <table:table-columns>
          <table:table-column table:style-name="TableColumn37"/>
        </table:table-columns>
        <table:table-row table:style-name="TableRow38">
          <table:table-cell table:style-name="TableCell39">
            <text:p text:style-name="P40">Write<text:s/>your objections to the bill and<text:s/>how you are affected by it.</text:p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</table:table-cell>
        </table:table-row>
      </table:table>
      <text:p text:style-name="P48"/>
      <text:p text:style-name="P49">Request that:</text:p>
      <text:p text:style-name="P50"/>
      <table:table table:style-name="Table51">
        <table:table-columns>
          <table:table-column table:style-name="TableColumn52"/>
        </table:table-columns>
        <table:table-row table:style-name="TableRow53">
          <table:table-cell table:style-name="TableCell54">
            <text:p text:style-name="P55">In this box tell us what you want to be done in response to your objections.</text:p>
            <text:p text:style-name="P56"/>
            <text:p text:style-name="P57"/>
            <text:p text:style-name="P58"/>
            <text:p text:style-name="P59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Palatino Linotype" svg:font-family="Palatino Linotype" style:font-family-generic="roman" style:font-pitch="variable" svg:panose-1="2 4 5 2 5 5 5 3 3 4"/>
    <style:font-face style:name="Palatino" svg:font-family="Palatin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/>
      <style:text-properties style:font-name-complex="Arial" fo:font-weight="bold" style:font-weight-asian="bold" style:font-style-complex="italic" fo:font-size="12pt" style:font-size-asian="12pt" fo:hyphenate="false"/>
    </style:style>
    <style:style style:name="Normal" style:display-name="Normal" style:family="paragraph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Arial" fo:font-weight="bold" style:font-weight-asian="bold" style:font-style-complex="italic" fo:font-size="12pt" style:font-size-asian="12pt" style:font-size-complex="10pt" style:language-asian="en" style:country-asian="GB"/>
    </style:style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PageNumber" style:display-name="Page Numbe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 style:language-asian="en" style:country-asian="GB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style:language-asian="en" style:country-asian="GB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style:language-asian="en" style:country-asian="GB"/>
    </style:style>
    <style:style style:name="NormalWeb" style:display-name="Normal (Web)" style:family="paragraph" style:parent-style-name="Normal">
      <style:paragraph-properties fo:widows="2" fo:orphans="2" style:text-autospace="ideograph-alpha" fo:margin-top="0.0694in" fo:margin-bottom="0.0694in"/>
      <style:text-properties style:font-name-asian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7in" fo:margin-bottom="0.4916in" fo:margin-right="1.081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65in"/>
      </style:header-style>
      <style:footer-style>
        <style:header-footer-properties style:dynamic-spacing="true" fo:min-height="0.1979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HATTI, Farrah</meta:initial-creator>
    <dc:creator>VINTER, James</dc:creator>
    <meta:creation-date>2017-10-16T16:42:00Z</meta:creation-date>
    <dc:date>2017-10-16T16:42:00Z</dc:date>
    <meta:print-date>2017-08-31T14:35:00Z</meta:print-date>
    <meta:template xlink:href="Normal.dotm" xlink:type="simple"/>
    <meta:editing-cycles>2</meta:editing-cycles>
    <meta:editing-duration>PT0S</meta:editing-duration>
    <meta:document-statistic meta:page-count="1" meta:paragraph-count="2" meta:word-count="156" meta:character-count="1044" meta:row-count="7" meta:non-whitespace-character-count="890"/>
  </office:meta>
</office:document-meta>
</file>